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system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3" style:family="text">
      <style:text-properties officeooo:rsid="000a25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nunciado de la práctica infantil de PL/SQL</text:p>
      <text:p text:style-name="P1"/>
      <text:p text:style-name="P2">Ejercicio 1</text:p>
      <text:p text:style-name="P2"/>
      <text:p text:style-name="P4">Haz una función llamada DevolverCodDept que reciba el nombre de un departamento y devuelva su código.</text:p>
      <text:p text:style-name="P2"/>
      <text:p text:style-name="P2">Ejercicio 2</text:p>
      <text:p text:style-name="P3"/>
      <text:p text:style-name="P4">Realiza un procedimiento llamado HallarNumEmp que recibiendo un nombre de departamento, muestre en pantalla el número de empleados de dicho departamento. Puedes utilizar la función creada en el ejercicio 1.</text:p>
      <text:p text:style-name="P4"/>
      <text:p text:style-name="P4">Si el departamento no tiene empleados deberá mostrar un mensaje informando de ello. Si el departamento no existe se tratará la excepción correspondiente.</text:p>
      <text:p text:style-name="P4"/>
      <text:p text:style-name="P2">Ejercicio 3</text:p>
      <text:p text:style-name="P4"/>
      <text:p text:style-name="P4">Realiza una función llamada CalcularCosteSalarial que reciba un nombre de departamento y devuelva la suma de los salarios y comisiones de los empleados de dicho departamento. Trata las excepciones que consideres necesarias.</text:p>
      <text:p text:style-name="P4"/>
      <text:p text:style-name="P2">Ejercicio 4 Cr</text:p>
      <text:p text:style-name="P4"/>
      <text:p text:style-name="P4">Realiza un procedimiento MostrarCostesSalariales que muestre los nombres de todos los departamentos y el coste salarial de cada uno de ellos. Puedes usar la función del ejercicio 3.</text:p>
      <text:p text:style-name="P4"/>
      <text:p text:style-name="P2">Ejercicio 5</text:p>
      <text:p text:style-name="P4"/>
      <text:p text:style-name="P4">Realiza un procedimiento MostrarAbreviaturas que muestre las tres primeras letras del nombre de cada empleado.</text:p>
      <text:p text:style-name="P4"/>
      <text:p text:style-name="P2">Ejercicio 6 cr </text:p>
      <text:p text:style-name="P4"/>
      <text:p text:style-name="P4">Realiza un procedimiento MostrarMasAntiguos que muestre el nombre del empleado más antiguo de cada departamento junto con el nombre del departamento. Trata las excepciones que consideres necesarias.</text:p>
      <text:p text:style-name="P4"/>
      <text:p text:style-name="P2">Ejercicio 7 CR </text:p>
      <text:p text:style-name="P4"/>
      <text:p text:style-name="P4">Realiza un procedimiento MostrarJefes que reciba el nombre de un departamento y muestre los nombres de los empleados de ese departamento que son jefes de otros empleados.Trata las excepciones que consideres necesarias.</text:p>
      <text:p text:style-name="P4"/>
      <text:p text:style-name="P2">Ejercicio 8</text:p>
      <text:p text:style-name="P4"/>
      <text:p text:style-name="P4">Realiza un procedimiento MostrarMejoresVendedores que muestre los nombres de los dos vendedores con más comisiones. Trata las excepciones que consideres necesarias.</text:p>
      <text:p text:style-name="P4"/>
      <text:p text:style-name="P2">Ejercicio 9</text:p>
      <text:p text:style-name="P4"/>
      <text:p text:style-name="P4"/>
      <text:p text:style-name="P4"/>
      <text:p text:style-name="P2">Ejercicio 10</text:p>
      <text:p text:style-name="P5"><text:span text:style-name="Fuente_20_de_20_párrafo_20_predeter."><text:span text:style-name="T1">Realiza un procedimiento RecortarSueldos que recorte el <text:s/></text:span></text:span><text:span text:style-name="Fuente_20_de_20_párrafo_20_predeter."><text:span text:style-name="T2"><text:s/>sueldo un 20% a los empleados cuyo nombre empiece por la <text:s/>letra que recibe como parámetro.Trata las excepciones <text:s/></text:span></text:span><text:span text:style-name="Fuente_20_de_20_párrafo_20_predeter."><text:span text:style-name="T1">que consideres necesarias</text:span></text:span></text:p>
      <text:p text:style-name="P4"/>
      <text:p text:style-name="P4"/>
      <text:p text:style-name="P4"/>
      <text:p text:style-name="P2">Ejercicio 11 cr</text:p>
      <text:p text:style-name="P4"><text:s/></text:p>
      <text:p text:style-name="P5"><text:span text:style-name="Fuente_20_de_20_párrafo_20_predeter."><text:span text:style-name="T2">Realiza un procedimiento BorrarBecarios que borre a los dos empleados más nuevos de cada departamento. Trata las excepciones que consideres necesaria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system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system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system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system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system" fo:hyphenate="false" loext:hyphenation-no-caps="false" loext:hyphenation-no-last-word="false" loext:hyphenation-word-char-count="no-limit" loext:hyphenation-zone="no-limit"/>
    </style:style>
    <style:style style:name="Texto_20_sin_20_formato" style:display-name="Texto sin formato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1cm" fo:margin-bottom="1.496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title>Enunciado de la práctica de cursores y excepciones</dc:title>
    <meta:initial-creator>Asunción López</meta:initial-creator>
    <meta:creation-date>2012-03-30T13:45:00Z</meta:creation-date>
    <dc:date>2023-09-10T14:23:28.706000000</dc:date>
    <meta:print-date>2003-02-14T21:36:00Z</meta:print-date>
    <meta:editing-cycles>15</meta:editing-cycles>
    <meta:editing-duration>PT48M25S</meta:editing-duration>
    <meta:document-statistic meta:table-count="0" meta:image-count="0" meta:object-count="0" meta:page-count="1" meta:paragraph-count="24" meta:word-count="306" meta:character-count="2082" meta:non-whitespace-character-count="1792"/>
    <meta:template xlink:type="simple" xlink:actuate="onRequest" xlink:title="" xlink:href="Normal"/>
  </office:meta>
</office:document-meta>
</file>